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84pt"/>
    </style:style>
    <style:style style:name="co2" style:family="table-column">
      <style:table-column-properties fo:break-before="auto" style:column-width="359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fo:padding="2.01pt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kola</text:p>
          </table:table-cell>
          <table:table-cell table:style-name="ce1" office:value-type="string" calcext:value-type="string">
            <text:p>SkolaNew</text:p>
          </table:table-cell>
          <table:table-cell table:style-name="ce5" office:value-type="string" calcext:value-type="string">
            <text:p>Pieteikti</text:p>
          </table:table-cell>
          <table:table-cell table:style-name="ce5" office:value-type="string" calcext:value-type="string">
            <text:p>Est5To12</text:p>
          </table:table-cell>
          <table:table-cell table:style-name="ce1" office:value-type="string" calcext:value-type="string">
            <text:p>RakstVieta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string" calcext:value-type="string">
            <text:p>A. Spāģa Dunalkas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glonas internāt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7" calcext:value-type="float">
            <text:p>77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glonas vidus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7" calcext:value-type="float">
            <text:p>107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izkraukles novada ģimnāzij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00" calcext:value-type="float">
            <text:p>30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izkraukles pilsētas sākumsko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5" calcext:value-type="float">
            <text:p>13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izputes vidusskol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85" calcext:value-type="float">
            <text:p>285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izupes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1" calcext:value-type="float">
            <text:p>9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llažu pamat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Alūksnes pilsētas sākumskola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atas novada Amatas pamatskola</text:p>
          </table:table-cell>
          <table:table-cell table:style-name="ce2" office:value-type="string" calcext:value-type="string">
            <text:p>Amatas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ndreja Eglīša Ļaudonas vidusskol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7" calcext:value-type="float">
            <text:p>11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ndreja Pumpura Rīgas 11. pamatskol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ndreja Upīša Skrīveru vidusskol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8" calcext:value-type="float">
            <text:p>20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ndrupenes pamat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ndzeļu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ta Kronvalda Durbes vidusskola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2" calcext:value-type="float">
            <text:p>72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Auces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ustrumlatvijas Tehnoloģiju 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Ādažu vidusskol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7" calcext:value-type="float">
            <text:p>64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Āgenskalna sākumskol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75" calcext:value-type="float">
            <text:p>17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Āgenskalna Valsts ģimnāzija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81" calcext:value-type="float">
            <text:p>78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Babītes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17" calcext:value-type="float">
            <text:p>41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Baldones Mūzikas pamatsko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0" calcext:value-type="float">
            <text:p>7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Baložu vidusskol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Balvu pamat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4" calcext:value-type="float">
            <text:p>15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Balvu Valsts ģimnāzij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Bauskas sākum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Bauskas Valsts ģimnāzij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Bārtas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Bejas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Bērzaunes pamat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Brocēnu vidusskola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Carnikavas pamatskol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7" calcext:value-type="float">
            <text:p>11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Cēsu 1. pamatskol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1" calcext:value-type="float">
            <text:p>15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Cēsu 2. pamat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7" calcext:value-type="float">
            <text:p>18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Cēsu pilsētas Pastariņa sākum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Cēsu Pilsētas vidusskola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69" calcext:value-type="float">
            <text:p>36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4" office:value-type="string" calcext:value-type="string">
            <text:p>Cēsu Valsts ģimnāzija</text:p>
          </table:table-cell>
          <table:table-cell table:style-name="ce8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Ciblas 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gdas vidusskol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81" calcext:value-type="float">
            <text:p>281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kšāru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ugavpils 10.vidusskola</text:p>
          </table:table-cell>
          <table:table-cell table:style-name="ce2" office:value-type="string" calcext:value-type="string">
            <text:p>Daugavpils 10. vidusskol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60" calcext:value-type="float">
            <text:p>46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ugavpils 12.vidusskola</text:p>
          </table:table-cell>
          <table:table-cell table:style-name="ce2" office:value-type="string" calcext:value-type="string">
            <text:p>Daugavpils 12. vidusskol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74" calcext:value-type="float">
            <text:p>374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ugavpils 13. vidusskola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ugavpils 15.vidusskola</text:p>
          </table:table-cell>
          <table:table-cell table:style-name="ce2" office:value-type="string" calcext:value-type="string">
            <text:p>Daugavpils 15. vidusskola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06" calcext:value-type="float">
            <text:p>406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ugavpils 16.vidusskola</text:p>
          </table:table-cell>
          <table:table-cell table:style-name="ce2" office:value-type="string" calcext:value-type="string">
            <text:p>Daugavpils 16. vidus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81" calcext:value-type="float">
            <text:p>381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ugavpils 17.vidusskola</text:p>
          </table:table-cell>
          <table:table-cell table:style-name="ce2" office:value-type="string" calcext:value-type="string">
            <text:p>Daugavpils 17. vidus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3" calcext:value-type="float">
            <text:p>133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ugavpils 3.vidusskola</text:p>
          </table:table-cell>
          <table:table-cell table:style-name="ce2" office:value-type="string" calcext:value-type="string">
            <text:p>Daugavpils 3. vidusskol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40" calcext:value-type="float">
            <text:p>44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ugavpils 9. vidusskol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64" calcext:value-type="float">
            <text:p>364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ugavpils Centra vidusskol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17" calcext:value-type="float">
            <text:p>317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ugavpils Krievu vidusskola - licejs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453" calcext:value-type="float">
            <text:p>453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ugavpils Saskaņas pamatskola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3" calcext:value-type="float">
            <text:p>243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ugavpils Valsts ģimnāzija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9" calcext:value-type="float">
            <text:p>299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augavpils Vienības pamat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2" calcext:value-type="float">
            <text:p>202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beles 1.vidusskola</text:p>
          </table:table-cell>
          <table:table-cell table:style-name="ce2" office:value-type="string" calcext:value-type="string">
            <text:p>Dobeles 1.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11" calcext:value-type="float">
            <text:p>41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obeles Valsts ģimnāzija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raudzīgā Aicinājuma Cēsu Valsts ģimnāzija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raudzīgā aicinājuma Liepājas pilsētas 5. vidusskol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52" calcext:value-type="float">
            <text:p>652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undagas 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5" calcext:value-type="float">
            <text:p>19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Emīla Dārziņa mūzikas vidusskola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19" calcext:value-type="float">
            <text:p>31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Engures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0" calcext:value-type="float">
            <text:p>16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Ernsta Glika Alūksnes Valsts ģimnāzij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Ezernieku vidusskol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5" calcext:value-type="float">
            <text:p>105</text:p>
          </table:table-cell>
          <table:table-cell table:style-name="ce3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Ēveles pamat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Friča Brīvzemnieka pamat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Gaigalavas pamat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Garkalnes Mākslu un vispārizglītojošā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Grobiņas ģimnāzija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7" calcext:value-type="float">
            <text:p>27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obiņas novada KAPSĒDES pamatskola</text:p>
          </table:table-cell>
          <table:table-cell table:style-name="ce2" office:value-type="string" calcext:value-type="string">
            <text:p>Kapsēdes pamat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7" calcext:value-type="float">
            <text:p>57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Grobiņas sākum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5" calcext:value-type="float">
            <text:p>105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Grundzāles pamat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1" calcext:value-type="float">
            <text:p>4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Gulbenes 2. vidussko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07" calcext:value-type="float">
            <text:p>30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Gulbenes novada valsts ģimnāzij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Gulbenes vidussko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77" calcext:value-type="float">
            <text:p>17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Iecavas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Ikšķiles vidusskola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5" calcext:value-type="float">
            <text:p>39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Ilmāra Gaiša Kokneses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lūkstes 1.vidusskola</text:p>
          </table:table-cell>
          <table:table-cell table:style-name="ce2" office:value-type="string" calcext:value-type="string">
            <text:p>Ilūkstes 1. vidus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99" calcext:value-type="float">
            <text:p>199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Iļģuciema vidusskola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Inčukalna pamat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MA vidusskola "Premjers"</text:p>
          </table:table-cell>
          <table:table-cell table:style-name="ce2" office:value-type="string" calcext:value-type="string">
            <text:p>Informācijas sistēmu menedžmenta augstskolas vidusskola "PREMJERS"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. Čakstes Liepājas pilsētas 10. vidusskola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91" calcext:value-type="float">
            <text:p>391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.Endzelīna Kauguru pamat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3" calcext:value-type="float">
            <text:p>73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.G.Herdera Rīgas Grīziņkalna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.Pilsudska Daugavpils valsts poļu ģimnāzij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8" calcext:value-type="float">
            <text:p>188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aunjelgavas vidus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3" calcext:value-type="float">
            <text:p>123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Jaunlaicenes pamat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Jaunmārupes pamatskola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aunogres vidus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aunpils vidus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2" calcext:value-type="float">
            <text:p>15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aunsilavas pamatskol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8" calcext:value-type="float">
            <text:p>68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lgavas 2.pamatskola</text:p>
          </table:table-cell>
          <table:table-cell table:style-name="ce2" office:value-type="string" calcext:value-type="string">
            <text:p>Jelgavas 2. pamat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71" calcext:value-type="float">
            <text:p>27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lgavas 3.sākumskola</text:p>
          </table:table-cell>
          <table:table-cell table:style-name="ce2" office:value-type="string" calcext:value-type="string">
            <text:p>Jelgavas 3. sākumskola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4" calcext:value-type="float">
            <text:p>19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lgavas 4.sākumskola</text:p>
          </table:table-cell>
          <table:table-cell table:style-name="ce2" office:value-type="string" calcext:value-type="string">
            <text:p>Jelgavas 4. sākumskola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06" calcext:value-type="float">
            <text:p>30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lgavas 4.vidusskola</text:p>
          </table:table-cell>
          <table:table-cell table:style-name="ce2" office:value-type="string" calcext:value-type="string">
            <text:p>Jelgavas 4. vidusskola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72" calcext:value-type="float">
            <text:p>57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elgavas 5. vidusskol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Jelgavas 6.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Jelgavas Mūzikas vidusskola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elgavas Spīdolas ģimnāzija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79" calcext:value-type="float">
            <text:p>47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elgavas Tehnoloģiju vidusskol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73" calcext:value-type="float">
            <text:p>373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elgavas Valsts ģimnāzija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67" calcext:value-type="float">
            <text:p>66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ersikas pamat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ēkabpils 2. vidusskola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80" calcext:value-type="float">
            <text:p>38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ēkabpils 3.vidusskola</text:p>
          </table:table-cell>
          <table:table-cell table:style-name="ce2" office:value-type="string" calcext:value-type="string">
            <text:p>Jēkabpils 3. vidus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74" calcext:value-type="float">
            <text:p>374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ēkabpils pamatskol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8" calcext:value-type="float">
            <text:p>98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ēkabpils Valsts ģimnāzija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20" calcext:value-type="float">
            <text:p>52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ūrmalas Alternatīvā skol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5" calcext:value-type="float">
            <text:p>8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ūrmalas pilsētas Kauguru vidus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50" calcext:value-type="float">
            <text:p>35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ūrmalas Pumpuru vidus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Jūrmalas sākumskola "Atvase"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8" calcext:value-type="float">
            <text:p>10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Jūrmalas Valsts ģimnāzija</text:p>
          </table:table-cell>
          <table:table-cell table:style-name="ce7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Kalētu pamat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Kalnciema pagasta vidus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9" calcext:value-type="float">
            <text:p>9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Kalupes pamat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Kaunatas vidus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2" calcext:value-type="float">
            <text:p>162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Kārķu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ocēnu novada Rubenes pamatskola</text:p>
          </table:table-cell>
          <table:table-cell table:style-name="ce2" office:value-type="string" calcext:value-type="string">
            <text:p>Rubenes pamat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Kolkas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Krāslavas pamat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8" calcext:value-type="float">
            <text:p>208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Krāslavas Valsts ģimnāzij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0" calcext:value-type="float">
            <text:p>170</text:p>
          </table:table-cell>
          <table:table-cell table:style-name="ce2" office:value-type="string" calcext:value-type="string">
            <text:p>Daugavpils</text:p>
          </table:table-cell>
          <table:table-cell office:value-type="string" calcext:value-type="string">
            <text:p>16-Daugavpils, 2-Rīga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Krotes Kronvalda Ata pamat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Kuldīgas 2.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Kuldīgas Centra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Ķeguma komercnovirziena vidus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4" calcext:value-type="float">
            <text:p>16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Ķekavas vidus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95" calcext:value-type="float">
            <text:p>49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apmežciema pamat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7" calcext:value-type="float">
            <text:p>5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Latvijas Jūras Akadēmijas jūr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Latvijas Starptautiskā 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Laurenču sākumskola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39" calcext:value-type="float">
            <text:p>3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ielupes vidusskola</text:p>
          </table:table-cell>
          <table:table-cell table:style-name="ce3" office:value-type="string" calcext:value-type="string">
            <text:p>Jūrmalas pilsētas Lielupes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epājas 15.vidusskola</text:p>
          </table:table-cell>
          <table:table-cell table:style-name="ce2" office:value-type="string" calcext:value-type="string">
            <text:p>Liepājas 15. vidusskol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45" calcext:value-type="float">
            <text:p>545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epājas 7.vidusskola</text:p>
          </table:table-cell>
          <table:table-cell table:style-name="ce2" office:value-type="string" calcext:value-type="string">
            <text:p>Liepājas 7. vidusskola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48" calcext:value-type="float">
            <text:p>548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Liepājas 8.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epājas A.Puškina 2.vidusskola</text:p>
          </table:table-cell>
          <table:table-cell table:style-name="ce2" office:value-type="string" calcext:value-type="string">
            <text:p>Liepājas A.Puškina 2. vidusskola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58" calcext:value-type="float">
            <text:p>458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iepājas Centra sākumskol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iepājas Katoļu pamatskol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8" calcext:value-type="float">
            <text:p>78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epājas pilsētas 12.vidusskola</text:p>
          </table:table-cell>
          <table:table-cell table:style-name="ce2" office:value-type="string" calcext:value-type="string">
            <text:p>Liepājas pilsētas 12. vidusskola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59" calcext:value-type="float">
            <text:p>359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iepājas pilsētas 8. vidus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epājas Raiņa 6.vidusskola</text:p>
          </table:table-cell>
          <table:table-cell table:style-name="ce2" office:value-type="string" calcext:value-type="string">
            <text:p>Liepājas Raiņa 6. vidusskol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87" calcext:value-type="float">
            <text:p>487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epājas Valsts 1.ģimnāzija</text:p>
          </table:table-cell>
          <table:table-cell table:style-name="ce2" office:value-type="string" calcext:value-type="string">
            <text:p>Liepājas Valsts 1. ģimnāzija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55" calcext:value-type="float">
            <text:p>555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iepupes vidus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imbažu 3. vidusskola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imbažu novada ģimnāzij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50" calcext:value-type="float">
            <text:p>25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Līgatnes novada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īvānu 1. vidusskola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5" calcext:value-type="float">
            <text:p>325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īvānu 2.vidusskola</text:p>
          </table:table-cell>
          <table:table-cell table:style-name="ce2" office:value-type="string" calcext:value-type="string">
            <text:p>Līvānu 2. vidusskol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Līvānu novada Vakara (maiņu) vidusskol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dzas 2.vidusskola</text:p>
          </table:table-cell>
          <table:table-cell table:style-name="ce3" office:value-type="string" calcext:value-type="string">
            <text:p>Ludzas 2.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Ludzas pilsētas ģimnāzija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adonas Valsts ģimnāzija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50" calcext:value-type="float">
            <text:p>25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ajoru vidusskola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65" calcext:value-type="float">
            <text:p>26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azsalacas vidusskol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ālpils novada vidusskola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7" calcext:value-type="float">
            <text:p>18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ārupes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ārupes vidusskola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00" calcext:value-type="float">
            <text:p>60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āteru Jura Kazdangas pamat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8" calcext:value-type="float">
            <text:p>128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ežciema pamatsko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67" calcext:value-type="float">
            <text:p>26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ežvidu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ērsraga vidus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5" calcext:value-type="float">
            <text:p>8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Misas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Neretas Jāņa Jaunsudrabiņa vidus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Nīcas vidusskol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8" calcext:value-type="float">
            <text:p>118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.Kalpaka Rīgas Tautas daiļamata pamatskola</text:p>
          </table:table-cell>
          <table:table-cell table:style-name="ce3" office:value-type="string" calcext:value-type="string">
            <text:p>O.Kalpaka Rīgas Tautas daiļamatu pamatskola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gres 1.vidusskola</text:p>
          </table:table-cell>
          <table:table-cell table:style-name="ce4" office:value-type="string" calcext:value-type="string">
            <text:p>Ogres 1. vidusskola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36" calcext:value-type="float">
            <text:p>536</text:p>
          </table:table-cell>
          <table:table-cell table:style-name="ce4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Ogres sākum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2" calcext:value-type="float">
            <text:p>16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Ogres Valsts ģimnāzij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38" calcext:value-type="float">
            <text:p>43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Ogresgala pamatsko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8" calcext:value-type="float">
            <text:p>7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aines 1.vidusskola</text:p>
          </table:table-cell>
          <table:table-cell table:style-name="ce2" office:value-type="string" calcext:value-type="string">
            <text:p>Olaines 1. vidusskola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aines 2.vidusskola</text:p>
          </table:table-cell>
          <table:table-cell table:style-name="ce2" office:value-type="string" calcext:value-type="string">
            <text:p>Olaines 2. 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Ozolnieku vidus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71" calcext:value-type="float">
            <text:p>27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alsmanes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amatskola "Harmonija"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1" calcext:value-type="float">
            <text:p>4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amatskola "Rīdze"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enkules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IKC Liepājas Valsts Tehnikum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50" calcext:value-type="float">
            <text:p>1250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ļaviņu novada ģimnāzija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67" calcext:value-type="float">
            <text:p>26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reiļu 1. pamat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45" calcext:value-type="float">
            <text:p>245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reiļu 2. vidus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iļu novada Salas pamatskola</text:p>
          </table:table-cell>
          <table:table-cell table:style-name="ce2" office:value-type="string" calcext:value-type="string">
            <text:p>Salas pamat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6" calcext:value-type="float">
            <text:p>26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reiļu Valsts ģimnāzij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9" calcext:value-type="float">
            <text:p>169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riekules vidus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9" calcext:value-type="float">
            <text:p>169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Priekuļu vidusskola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0" calcext:value-type="float">
            <text:p>24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Privātā pamatskola "Maksima"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ivātā sākumskola Vinnijs</text:p>
          </table:table-cell>
          <table:table-cell table:style-name="ce3" office:value-type="string" calcext:value-type="string">
            <text:p>Privātā sākumskola "Vinnijs"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Privātā vidusskola "Laisma"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4" calcext:value-type="float">
            <text:p>44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Privātā vidusskola "Patnis"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Privātā vidusskola Klasik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Pumpuru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Puškina licej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13" calcext:value-type="float">
            <text:p>413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encēnu pamatsko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4" calcext:value-type="float">
            <text:p>54</text:p>
          </table:table-cell>
          <table:table-cell table:style-name="ce3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ēzeknes 2.vidusskola</text:p>
          </table:table-cell>
          <table:table-cell table:style-name="ce2" office:value-type="string" calcext:value-type="string">
            <text:p>Rēzeknes 2. vidusskola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52" calcext:value-type="float">
            <text:p>352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ēzeknes 3. vidussko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7" calcext:value-type="float">
            <text:p>247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ēzeknes 5. vidus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37" calcext:value-type="float">
            <text:p>337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ēzeknes 6. vidus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2" calcext:value-type="float">
            <text:p>302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ēzeknes Katoļu vidusskol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ēzeknes sākumsko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9" calcext:value-type="float">
            <text:p>109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ēzeknes Valsts 1.ģimnāzija</text:p>
          </table:table-cell>
          <table:table-cell table:style-name="ce2" office:value-type="string" calcext:value-type="string">
            <text:p>Rēzeknes Valsts 1. ģimnāzij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20" calcext:value-type="float">
            <text:p>42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ēzeknes valsts poļu ģimnāzij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6" calcext:value-type="float">
            <text:p>266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iebiņu vidus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IMS - Riga International Meridian School</text:p>
          </table:table-cell>
          <table:table-cell table:style-name="ce4" office:value-type="string" calcext:value-type="string">
            <text:p>Privātā pamatskola "RIMS-Rīga International meridian school"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2" calcext:value-type="float">
            <text:p>32</text:p>
          </table:table-cell>
          <table:table-cell table:style-name="ce4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10.vidusskola</text:p>
          </table:table-cell>
          <table:table-cell table:style-name="ce2" office:value-type="string" calcext:value-type="string">
            <text:p>Rīgas 10. vidusskola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52" calcext:value-type="float">
            <text:p>55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īgas 13.vidusskola</text:p>
          </table:table-cell>
          <table:table-cell table:style-name="ce3" office:value-type="string" calcext:value-type="string">
            <text:p>Rīgas 13. vidusskola</text:p>
          </table:table-cell>
          <table:table-cell table:style-name="ce7" office:value-type="float" office:value="66" calcext:value-type="float">
            <text:p>66</text:p>
          </table:table-cell>
          <table:table-cell table:style-name="ce6" office:value-type="float" office:value="347" calcext:value-type="float">
            <text:p>34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19.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īgas 22.vidusskola</text:p>
          </table:table-cell>
          <table:table-cell table:style-name="ce3" office:value-type="string" calcext:value-type="string">
            <text:p>Rīgas 22. vidusskola</text:p>
          </table:table-cell>
          <table:table-cell table:style-name="ce7" office:value-type="float" office:value="18" calcext:value-type="float">
            <text:p>18</text:p>
          </table:table-cell>
          <table:table-cell table:style-name="ce6" office:value-type="float" office:value="414" calcext:value-type="float">
            <text:p>41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īgas 25.vidusskola</text:p>
          </table:table-cell>
          <table:table-cell table:style-name="ce3" office:value-type="string" calcext:value-type="string">
            <text:p>Rīgas 25. vidusskola</text:p>
          </table:table-cell>
          <table:table-cell table:style-name="ce7" office:value-type="float" office:value="15" calcext:value-type="float">
            <text:p>15</text:p>
          </table:table-cell>
          <table:table-cell table:style-name="ce6" office:value-type="float" office:value="469" calcext:value-type="float">
            <text:p>46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īgas 28.vidusskola</text:p>
          </table:table-cell>
          <table:table-cell table:style-name="ce3" office:value-type="string" calcext:value-type="string">
            <text:p>Rīgas 28.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31. vidusskola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300" calcext:value-type="float">
            <text:p>30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33. vidusskola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34. vidusskola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81" calcext:value-type="float">
            <text:p>68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40.vidusskola</text:p>
          </table:table-cell>
          <table:table-cell table:style-name="ce2" office:value-type="string" calcext:value-type="string">
            <text:p>Rīgas 40. vidusskola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65" calcext:value-type="float">
            <text:p>66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41. vidusskol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4" calcext:value-type="float">
            <text:p>23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45. vidusskola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6" calcext:value-type="float">
            <text:p>39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46.vidusskola</text:p>
          </table:table-cell>
          <table:table-cell table:style-name="ce2" office:value-type="string" calcext:value-type="string">
            <text:p>Rīgas 46. vidusskol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02" calcext:value-type="float">
            <text:p>50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47.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49.vidusskola</text:p>
          </table:table-cell>
          <table:table-cell table:style-name="ce2" office:value-type="string" calcext:value-type="string">
            <text:p>Rīgas 49. vidusskola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59" calcext:value-type="float">
            <text:p>55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51.vidusskola</text:p>
          </table:table-cell>
          <table:table-cell table:style-name="ce2" office:value-type="string" calcext:value-type="string">
            <text:p>Rīgas 51. 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50" calcext:value-type="float">
            <text:p>35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53.vidusskola</text:p>
          </table:table-cell>
          <table:table-cell table:style-name="ce2" office:value-type="string" calcext:value-type="string">
            <text:p>Rīgas 53. vidus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62" calcext:value-type="float">
            <text:p>26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6. vidusskol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63. vidus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64. vidusskola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40" calcext:value-type="float">
            <text:p>64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65. vidusskola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72" calcext:value-type="float">
            <text:p>27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69. vidusskol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71.vidusskola</text:p>
          </table:table-cell>
          <table:table-cell table:style-name="ce2" office:value-type="string" calcext:value-type="string">
            <text:p>Rīgas 71. vidusskola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68" calcext:value-type="float">
            <text:p>36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72. vidusskola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īgas 80.vidusskola</text:p>
          </table:table-cell>
          <table:table-cell table:style-name="ce3" office:value-type="string" calcext:value-type="string">
            <text:p>Rīgas 80. vidusskola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84. vidusskol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86.vidusskola</text:p>
          </table:table-cell>
          <table:table-cell table:style-name="ce2" office:value-type="string" calcext:value-type="string">
            <text:p>Rīgas 86. vidusskol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73" calcext:value-type="float">
            <text:p>373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4" office:value-type="string" calcext:value-type="string">
            <text:p>Rīgas 88. vidusskol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07" calcext:value-type="float">
            <text:p>507</text:p>
          </table:table-cell>
          <table:table-cell table:style-name="ce4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89. vidus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92. vidusskol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59" calcext:value-type="float">
            <text:p>45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94. vidus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98" calcext:value-type="float">
            <text:p>29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īgas 95. vidusskola </text:p>
          </table:table-cell>
          <table:table-cell table:style-name="ce3" office:value-type="string" calcext:value-type="string">
            <text:p>Rīgas 95. vidusskola</text:p>
          </table:table-cell>
          <table:table-cell table:style-name="ce7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96. 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26" calcext:value-type="float">
            <text:p>52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Angļu ģimnāzij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03" calcext:value-type="float">
            <text:p>603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Anniņmuižas vidusskol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96" calcext:value-type="float">
            <text:p>49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Avotu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8" calcext:value-type="float">
            <text:p>10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Āgenskalna sākum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Centra daiļamatniecības pamatskola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Centra humanitārā vidusskola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Daugavgrīvas vidusskola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16" calcext:value-type="float">
            <text:p>31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Doma kora skol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8" calcext:value-type="float">
            <text:p>19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Franču licej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60" calcext:value-type="float">
            <text:p>46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Hanzas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40" calcext:value-type="float">
            <text:p>54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īgas I.Kozakēvicas poļu vidusskola</text:p>
          </table:table-cell>
          <table:table-cell table:style-name="ce3" office:value-type="string" calcext:value-type="string">
            <text:p>Rīgas Itas Kozakēvičas poļu vidusskola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Igauņu pamatskola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Imantas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65" calcext:value-type="float">
            <text:p>36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Jāņa Poruka vidus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26" calcext:value-type="float">
            <text:p>22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Juglas vidus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Klasiskā ģimnāzija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820" calcext:value-type="float">
            <text:p>82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Kristīgā vidus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Kultūru vidusskol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Ķengaraga vidus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17" calcext:value-type="float">
            <text:p>41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Lietuviešu vidusskola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4" calcext:value-type="float">
            <text:p>23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Mūzikas internātvidus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82" calcext:value-type="float">
            <text:p>18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Natālijas Draudziņas vidusskol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4" calcext:value-type="float">
            <text:p>30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Ostvalda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97" calcext:value-type="float">
            <text:p>49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Pārdaugavas pamat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15" calcext:value-type="float">
            <text:p>41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Pļavnieku pamatskola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6" calcext:value-type="float">
            <text:p>30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Purvciema vidusskola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780" calcext:value-type="float">
            <text:p>78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Rīnūžu vidusskola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70" calcext:value-type="float">
            <text:p>37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Sergeja Žoltoka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Starptautiskā 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Teikas vidusskol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48" calcext:value-type="float">
            <text:p>74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īgas Uzņēmējdarbības tehniskā vidusskola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īgas V.Avotiņa pamatskola - attīstības centrs</text:p>
          </table:table-cell>
          <table:table-cell table:style-name="ce3" office:value-type="string" calcext:value-type="string">
            <text:p>Rīgas Valda Avotiņa pamatskola - attīstības centrs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Valda Zālīša sākumskola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58" calcext:value-type="float">
            <text:p>15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Valsts 1. ģimnāzija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Valsts 2. ģimnāzija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798" calcext:value-type="float">
            <text:p>79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īgas Valsts 3.ģimnāzija</text:p>
          </table:table-cell>
          <table:table-cell table:style-name="ce2" office:value-type="string" calcext:value-type="string">
            <text:p>Rīgas Valsts 3. ģimnāzija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Valsts vācu ģimnāzij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30" calcext:value-type="float">
            <text:p>63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vispārizglītojošā privātā vidusskola "Evrika"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īgas Zolitūdes ģimnāzija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946" calcext:value-type="float">
            <text:p>94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ojas vidus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0" calcext:value-type="float">
            <text:p>21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ožupes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U Inženierzinātņu vidusskola</text:p>
          </table:table-cell>
          <table:table-cell table:style-name="ce2" office:value-type="string" calcext:value-type="string">
            <text:p>RTU inženierzinātņu vidusskola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udes pamat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Rudzātu vidusskol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6" calcext:value-type="float">
            <text:p>66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Salas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laspils 1.vidusskola</text:p>
          </table:table-cell>
          <table:table-cell table:style-name="ce2" office:value-type="string" calcext:value-type="string">
            <text:p>Salaspils novada pašvaldības iestāde "Salaspils 1. vidusskola"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01" calcext:value-type="float">
            <text:p>40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laspils 2. vidusskola</text:p>
          </table:table-cell>
          <table:table-cell table:style-name="ce3" office:value-type="string" calcext:value-type="string">
            <text:p>Salaspils novada pašvaldības iestāde "Salaspils 2. vidusskola"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ldus 1.vidusskola</text:p>
          </table:table-cell>
          <table:table-cell table:style-name="ce2" office:value-type="string" calcext:value-type="string">
            <text:p>Saldus 1. vidus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6" calcext:value-type="float">
            <text:p>29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aulkrastu vidus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90" calcext:value-type="float">
            <text:p>29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ākumskola "Taurenītis"</text:p>
          </table:table-cell>
          <table:table-cell table:style-name="ce2" office:value-type="string" calcext:value-type="string">
            <text:p>Sākumskola "Taurenītis"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7" calcext:value-type="float">
            <text:p>3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guldas 1.pamatskola</text:p>
          </table:table-cell>
          <table:table-cell table:style-name="ce2" office:value-type="string" calcext:value-type="string">
            <text:p>Siguldas 1. pamat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01" calcext:value-type="float">
            <text:p>201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iguldas pilsētas vidusskola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20" calcext:value-type="float">
            <text:p>32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iguldas Valsts ģimnāzija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435" calcext:value-type="float">
            <text:p>43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ikšņu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lokas pamat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8" calcext:value-type="float">
            <text:p>17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mārdes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miltenes Centra vidusskol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52" calcext:value-type="float">
            <text:p>25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miltenes ģimnāzij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5" calcext:value-type="float">
            <text:p>20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talbes vidusskola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8" calcext:value-type="float">
            <text:p>6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traupes pamatskol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enču novada visdusskola</text:p>
          </table:table-cell>
          <table:table-cell table:style-name="ce2" office:value-type="string" calcext:value-type="string">
            <text:p>Strenču novada 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3" calcext:value-type="float">
            <text:p>93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Suntažu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Š.Dubnova Rīgas Ebreju vidussk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0" calcext:value-type="float">
            <text:p>22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Špoģu vidusskola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170" calcext:value-type="float">
            <text:p>17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Talsu Kristīgā vidus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Talsu sākumskol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18" calcext:value-type="float">
            <text:p>318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Talsu Valsts ģimnāzij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59" calcext:value-type="float">
            <text:p>25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Tīnūžu pamatskol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" calcext:value-type="float">
            <text:p>85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Tukuma 2. pamatskol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kuma 2.vidusskola</text:p>
          </table:table-cell>
          <table:table-cell table:style-name="ce2" office:value-type="string" calcext:value-type="string">
            <text:p>Tukuma 2. vidusskol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32" calcext:value-type="float">
            <text:p>43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kuma E. Birznieka - Upīša 1.pamatskola</text:p>
          </table:table-cell>
          <table:table-cell table:style-name="ce2" office:value-type="string" calcext:value-type="string">
            <text:p>Tukuma E.Birznieka-Upīša 1. pamatskol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27" calcext:value-type="float">
            <text:p>327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Tukuma Raiņa ģimnāzij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Uzvaras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2" calcext:value-type="float">
            <text:p>10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alkas ģimnāzij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04" calcext:value-type="float">
            <text:p>204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alkas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9" calcext:value-type="float">
            <text:p>17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mieras 5.vidusskola</text:p>
          </table:table-cell>
          <table:table-cell table:style-name="ce2" office:value-type="string" calcext:value-type="string">
            <text:p>Valmieras 5. vidus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almieras Pārgaujas ģimnāzija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16" calcext:value-type="float">
            <text:p>51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almieras Pārgaujas sākumskol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80" calcext:value-type="float">
            <text:p>18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almieras sākumskol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almieras Valsts ģimnāzija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72" calcext:value-type="float">
            <text:p>472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4" office:value-type="string" calcext:value-type="string">
            <text:p>Valmieras Viestura vidusskola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495" calcext:value-type="float">
            <text:p>495</text:p>
          </table:table-cell>
          <table:table-cell table:style-name="ce4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Vecpiebalgas vidusskola 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ecumnieku vidus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0" calcext:value-type="float">
            <text:p>19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tspils 1.pamatskola</text:p>
          </table:table-cell>
          <table:table-cell table:style-name="ce2" office:value-type="string" calcext:value-type="string">
            <text:p>Ventspils 1. pamatsk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tspils 2.vidusskola</text:p>
          </table:table-cell>
          <table:table-cell table:style-name="ce2" office:value-type="string" calcext:value-type="string">
            <text:p>Ventspils 2. vidusskol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45" calcext:value-type="float">
            <text:p>345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tspils 4.vidusskola</text:p>
          </table:table-cell>
          <table:table-cell table:style-name="ce2" office:value-type="string" calcext:value-type="string">
            <text:p>Ventspils 4. vidussko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55" calcext:value-type="float">
            <text:p>455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tspils 5.vidusskola</text:p>
          </table:table-cell>
          <table:table-cell table:style-name="ce2" office:value-type="string" calcext:value-type="string">
            <text:p>Ventspils 5. vidusskol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6" calcext:value-type="float">
            <text:p>156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tspils 6.vidusskola</text:p>
          </table:table-cell>
          <table:table-cell table:style-name="ce2" office:value-type="string" calcext:value-type="string">
            <text:p>Ventspils 6. vidusskola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84" calcext:value-type="float">
            <text:p>384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entspils Centra sākum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2" calcext:value-type="float">
            <text:p>122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tspils Valsts 1.ģimnāzija</text:p>
          </table:table-cell>
          <table:table-cell table:style-name="ce2" office:value-type="string" calcext:value-type="string">
            <text:p>Ventspils Valsts 1. ģimnāzij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75" calcext:value-type="float">
            <text:p>375</text:p>
          </table:table-cell>
          <table:table-cell table:style-name="ce2" office:value-type="string" calcext:value-type="string">
            <text:p>Liepāj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iesītes vidussko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6" calcext:value-type="float">
            <text:p>176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ļakas novada Rekavas vidusskola</text:p>
          </table:table-cell>
          <table:table-cell table:style-name="ce2" office:value-type="string" calcext:value-type="string">
            <text:p>Rekavas vidusskol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Viļānu vidusskola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Daugavpils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Ziemeļvalstu ģimnāzija</text:p>
          </table:table-cell>
          <table:table-cell table:style-name="ce7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Zvejniekciema vidusskol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9" calcext:value-type="float">
            <text:p>169</text:p>
          </table:table-cell>
          <table:table-cell table:style-name="ce2" office:value-type="string" calcext:value-type="string">
            <text:p>Rīg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ekšāru pamatskola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rivātā vidusskola Ādažu Brīvā Valdorfa skola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NN</text:p>
          </table:table-cell>
          <table:table-cell table:number-columns-repeated="1019"/>
        </table:table-row>
        <table:table-row table:style-name="ro1" table:number-rows-repeated="1048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20:40:48.8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pa1" style:display-name="PageStyle_Lap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3:30:03.427000000</meta:creation-date>
    <dc:date>2016-05-26T20:41:05.886000000</dc:date>
    <meta:editing-duration>PT45M45S</meta:editing-duration>
    <meta:editing-cycles>13</meta:editing-cycles>
    <meta:generator>LibreOffice/5.1.1.3$Windows_x86 LibreOffice_project/89f508ef3ecebd2cfb8e1def0f0ba9a803b88a6d</meta:generator>
    <meta:document-statistic meta:table-count="1" meta:cell-count="1657" meta:object-count="0"/>
  </office:meta>
</office:document-meta>
</file>